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mbria" style:font-family-asian="Cambria" style:font-family-complex="Cambria" fo:background-color="transparent" fo:color="#000000"/>
    </style:style>
    <style:style style:name="T2" style:family="text">
      <style:text-properties fo:font-size="14.00pt" fo:font-weight="normal" fo:font-family="Cambria" style:font-family-asian="Cambria" style:font-family-complex="Cambria" fo:background-color="transparent" fo:color="#000000" fo:font-style="italic"/>
    </style:style>
    <style:style style:name="T3" style:family="text">
      <style:text-properties fo:font-size="12.00pt" fo:font-weight="normal" fo:font-family="Verdana" style:font-family-asian="Verdana" style:font-family-complex="Verdana"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Verdana" style:font-family-asian="Verdana" style:font-family-complex="Verdana"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Verdana" style:font-family-asian="Verdana" style:font-family-complex="Verdana"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Verdana" style:font-family-asian="Verdana" style:font-family-complex="Verdana"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Verdana" style:font-family-asian="Verdana" style:font-family-complex="Verdana"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Verdana" style:font-family-asian="Verdana" style:font-family-complex="Verdana"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Verdana" style:font-family-asian="Verdana" style:font-family-complex="Verdana"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Verdana" style:font-family-asian="Verdana" style:font-family-complex="Verdana"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Verdana" style:font-family-asian="Verdana" style:font-family-complex="Verdana"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Verdana" style:font-family-asian="Verdana" style:font-family-complex="Verdana"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Verdana" style:font-family-asian="Verdana" style:font-family-complex="Verdana" fo:background-color="transparent" fo:color="#000000"/>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Verdana" style:font-family-asian="Verdana" style:font-family-complex="Verdana"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Verdana" style:font-family-asian="Verdana" style:font-family-complex="Verdana"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Verdana" style:font-family-asian="Verdana" style:font-family-complex="Verdana"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Verdana" style:font-family-asian="Verdana" style:font-family-complex="Verdana"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Verdana" style:font-family-asian="Verdana" style:font-family-complex="Verdana"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6.00pt" fo:font-weight="bold" fo:font-family="Cambria" style:font-family-asian="Cambria" style:font-family-complex="Cambria"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3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4.00pt" fo:font-weight="bold" fo:font-family="Cambria" style:font-family-asian="Cambria" style:font-family-complex="Cambria" fo:background-color="transparent" fo:color="#000000"/>
    </style:style>
    <style:style style:name="T181" style:family="text">
      <style:text-properties fo:font-size="14.00pt" fo:font-weight="bold" fo:font-family="Cambria" style:font-family-asian="Cambria" style:font-family-complex="Cambria" fo:background-color="transparent" fo:color="#000000" fo:font-style="italic"/>
    </style:style>
    <style:style style:name="T182" style:family="text">
      <style:text-properties fo:font-size="12.00pt" fo:font-weight="normal" fo:font-family="Verdana" style:font-family-asian="Verdana" style:font-family-complex="Verdana" fo:background-color="transparent" fo:color="#000000"/>
    </style:style>
    <style:style style:name="T183" style:family="text">
      <style:text-properties fo:font-size="14.00pt" fo:font-weight="bold" fo:font-family="Cambria" style:font-family-asian="Cambria" style:font-family-complex="Cambria" fo:background-color="transparent" fo:color="#000000" fo:font-style="italic"/>
    </style:style>
    <style:style style:name="T184" style:family="text">
      <style:text-properties fo:font-size="12.00pt" fo:font-weight="normal" fo:font-family="Verdana" style:font-family-asian="Verdana" style:font-family-complex="Verdana" fo:background-color="transparent" fo:color="#000000"/>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4.00pt" fo:font-weight="bold" fo:font-family="Cambria" style:font-family-asian="Cambria" style:font-family-complex="Cambria" fo:background-color="transparent" fo:color="#000000"/>
    </style:style>
    <style:style style:name="T187" style:family="text">
      <style:text-properties fo:font-size="14.00pt" fo:font-weight="bold" fo:font-family="Cambria" style:font-family-asian="Cambria" style:font-family-complex="Cambria" fo:background-color="transparent" fo:color="#000000" fo:font-style="italic"/>
    </style:style>
    <style:style style:name="T188" style:family="text">
      <style:text-properties fo:font-size="12.00pt" fo:font-weight="normal" fo:font-family="Verdana" style:font-family-asian="Verdana" style:font-family-complex="Verdana" fo:background-color="transparent" fo:color="#000000"/>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4.00pt" fo:font-weight="bold" fo:font-family="Cambria" style:font-family-asian="Cambria" style:font-family-complex="Cambria" fo:background-color="transparent" fo:color="#000000" fo:font-style="italic"/>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2.00pt" fo:font-weight="normal" fo:font-family="Verdana" style:font-family-asian="Verdana" style:font-family-complex="Verdana" fo:background-color="transparent" fo:color="#000000"/>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2.00pt" fo:font-weight="normal" fo:font-family="Verdana" style:font-family-asian="Verdana" style:font-family-complex="Verdana" fo:background-color="transparent" fo:color="#000000"/>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4.00pt" fo:font-weight="bold" fo:font-family="Cambria" style:font-family-asian="Cambria" style:font-family-complex="Cambria" fo:background-color="transparent" fo:color="#000000" fo:font-style="italic"/>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2.00pt" fo:font-weight="normal" fo:font-family="Verdana" style:font-family-asian="Verdana" style:font-family-complex="Verdana" fo:background-color="transparent" fo:color="#000000"/>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2.00pt" fo:font-weight="normal" fo:font-family="Verdana" style:font-family-asian="Verdana" style:font-family-complex="Verdana" fo:background-color="transparent" fo:color="#000000"/>
    </style:style>
    <style:style style:name="T201" style:family="text">
      <style:text-properties fo:font-size="14.00pt" fo:font-weight="bold" fo:font-family="Cambria" style:font-family-asian="Cambria" style:font-family-complex="Cambria" fo:background-color="transparent" fo:color="#000000" fo:font-style="italic"/>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2.00pt" fo:font-weight="normal" fo:font-family="Verdana" style:font-family-asian="Verdana" style:font-family-complex="Verdana"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2.00pt" fo:font-weight="normal" fo:font-family="Verdana" style:font-family-asian="Verdana" style:font-family-complex="Verdana"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2.00pt" fo:font-weight="normal" fo:font-family="Verdana" style:font-family-asian="Verdana" style:font-family-complex="Verdana"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2.00pt" fo:font-weight="normal" fo:font-family="Verdana" style:font-family-asian="Verdana" style:font-family-complex="Verdana" fo:background-color="transparent" fo:color="#000000"/>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2.00pt" fo:font-weight="normal" fo:font-family="Verdana" style:font-family-asian="Verdana" style:font-family-complex="Verdana" fo:background-color="transparent" fo:color="#000000"/>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4.00pt" fo:font-weight="bold" fo:font-family="Cambria" style:font-family-asian="Cambria" style:font-family-complex="Cambria" fo:background-color="transparent" fo:color="#000000" fo:font-style="italic"/>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2.00pt" fo:font-weight="normal" fo:font-family="Verdana" style:font-family-asian="Verdana" style:font-family-complex="Verdana"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2.00pt" fo:font-weight="normal" fo:font-family="Verdana" style:font-family-asian="Verdana" style:font-family-complex="Verdana" fo:background-color="transparent" fo:color="#000000"/>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2.00pt" fo:font-weight="normal" fo:font-family="Verdana" style:font-family-asian="Verdana" style:font-family-complex="Verdana" fo:background-color="transparent" fo:color="#000000"/>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2.00pt" fo:font-weight="normal" fo:font-family="Verdana" style:font-family-asian="Verdana" style:font-family-complex="Verdana"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2.00pt" fo:font-weight="normal" fo:font-family="Verdana" style:font-family-asian="Verdana" style:font-family-complex="Verdana" fo:background-color="transparent" fo:color="#000000"/>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2.00pt" fo:font-weight="normal" fo:font-family="Verdana" style:font-family-asian="Verdana" style:font-family-complex="Verdana" fo:background-color="transparent" fo:color="#000000"/>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4.00pt" fo:font-weight="bold" fo:font-family="Cambria" style:font-family-asian="Cambria" style:font-family-complex="Cambria" fo:background-color="transparent" fo:color="#000000" fo:font-style="italic"/>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2.00pt" fo:font-weight="normal" fo:font-family="Verdana" style:font-family-asian="Verdana" style:font-family-complex="Verdana" fo:background-color="transparent" fo:color="#000000"/>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4.00pt" fo:font-weight="bold" fo:font-family="Cambria" style:font-family-asian="Cambria" style:font-family-complex="Cambria" fo:background-color="transparent" fo:color="#000000" fo:font-style="italic"/>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2.00pt" fo:font-weight="normal" fo:font-family="Verdana" style:font-family-asian="Verdana" style:font-family-complex="Verdana" fo:background-color="transparent" fo:color="#000000"/>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2.00pt" fo:font-weight="normal" fo:font-family="Verdana" style:font-family-asian="Verdana" style:font-family-complex="Verdana"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2.00pt" fo:font-weight="normal" fo:font-family="Verdana" style:font-family-asian="Verdana" style:font-family-complex="Verdana" fo:background-color="transparent" fo:color="#000000"/>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4.00pt" fo:font-weight="bold" fo:font-family="Cambria" style:font-family-asian="Cambria" style:font-family-complex="Cambria" fo:background-color="transparent" fo:color="#000000"/>
    </style:style>
    <style:style style:name="T240" style:family="text">
      <style:text-properties fo:font-size="12.00pt" fo:font-weight="normal" fo:font-family="Verdana" style:font-family-asian="Verdana" style:font-family-complex="Verdana" fo:background-color="transparent" fo:color="#000000"/>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4.00pt" fo:font-weight="bold" fo:font-family="Cambria" style:font-family-asian="Cambria" style:font-family-complex="Cambria" fo:background-color="transparent" fo:color="#000000" fo:font-style="italic"/>
    </style:style>
    <style:style style:name="T243" style:family="text">
      <style:text-properties fo:font-size="12.00pt" fo:font-weight="normal" fo:font-family="Verdana" style:font-family-asian="Verdana" style:font-family-complex="Verdana" fo:background-color="transparent" fo:color="#000000"/>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4.00pt" fo:font-weight="bold" fo:font-family="Cambria" style:font-family-asian="Cambria" style:font-family-complex="Cambria" fo:background-color="transparent" fo:color="#000000"/>
    </style:style>
    <style:style style:name="T246" style:family="text">
      <style:text-properties fo:font-size="14.00pt" fo:font-weight="bold" fo:font-family="Cambria" style:font-family-asian="Cambria" style:font-family-complex="Cambria" fo:background-color="transparent" fo:color="#000000" fo:font-style="italic"/>
    </style:style>
    <style:style style:name="T247" style:family="text">
      <style:text-properties fo:font-size="12.00pt" fo:font-weight="normal" fo:font-family="Verdana" style:font-family-asian="Verdana" style:font-family-complex="Verdana"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4.00pt" fo:font-weight="bold" fo:font-family="Cambria" style:font-family-asian="Cambria" style:font-family-complex="Cambria" fo:background-color="transparent" fo:color="#000000"/>
    </style:style>
    <style:style style:name="T250" style:family="text">
      <style:text-properties fo:font-size="12.00pt" fo:font-weight="normal" fo:font-family="Verdana" style:font-family-asian="Verdana" style:font-family-complex="Verdana"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4.00pt" fo:font-weight="bold" fo:font-family="Cambria" style:font-family-asian="Cambria" style:font-family-complex="Cambria" fo:background-color="transparent" fo:color="#000000" fo:font-style="italic"/>
    </style:style>
    <style:style style:name="T253" style:family="text">
      <style:text-properties fo:font-size="12.00pt" fo:font-weight="normal" fo:font-family="Verdana" style:font-family-asian="Verdana" style:font-family-complex="Verdana" fo:background-color="transparent" fo:color="#000000"/>
    </style:style>
    <style:style style:name="T254" style:family="text">
      <style:text-properties fo:font-size="14.00pt" fo:font-weight="bold" fo:font-family="Cambria" style:font-family-asian="Cambria" style:font-family-complex="Cambria" fo:background-color="transparent" fo:color="#000000" fo:font-style="italic"/>
    </style:style>
    <style:style style:name="T255" style:family="text">
      <style:text-properties fo:font-size="12.00pt" fo:font-weight="normal" fo:font-family="Verdana" style:font-family-asian="Verdana" style:font-family-complex="Verdana" fo:background-color="transparent" fo:color="#000000"/>
    </style:style>
    <style:style style:name="T256" style:family="text">
      <style:text-properties fo:font-size="14.00pt" fo:font-weight="bold" fo:font-family="Cambria" style:font-family-asian="Cambria" style:font-family-complex="Cambria" fo:background-color="transparent" fo:color="#000000" fo:font-style="italic"/>
    </style:style>
    <style:style style:name="T257" style:family="text">
      <style:text-properties fo:font-size="12.00pt" fo:font-weight="normal" fo:font-family="Verdana" style:font-family-asian="Verdana" style:font-family-complex="Verdana" fo:background-color="transparent" fo:color="#000000"/>
    </style:style>
    <style:style style:name="T258" style:family="text">
      <style:text-properties fo:font-size="14.00pt" fo:font-weight="bold" fo:font-family="Cambria" style:font-family-asian="Cambria" style:font-family-complex="Cambria" fo:background-color="transparent" fo:color="#000000" fo:font-style="italic"/>
    </style:style>
    <style:style style:name="T259" style:family="text">
      <style:text-properties fo:font-size="12.00pt" fo:font-weight="normal" fo:font-family="Verdana" style:font-family-asian="Verdana" style:font-family-complex="Verdana" fo:background-color="transparent" fo:color="#000000"/>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4.00pt" fo:font-weight="bold" fo:font-family="Cambria" style:font-family-asian="Cambria" style:font-family-complex="Cambria" fo:background-color="transparent" fo:color="#000000"/>
    </style:style>
    <style:style style:name="T262" style:family="text">
      <style:text-properties fo:font-size="12.00pt" fo:font-weight="normal" fo:font-family="Verdana" style:font-family-asian="Verdana" style:font-family-complex="Verdana" fo:background-color="transparent" fo:color="#000000"/>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4.00pt" fo:font-weight="bold" fo:font-family="Cambria" style:font-family-asian="Cambria" style:font-family-complex="Cambria" fo:background-color="transparent" fo:color="#000000"/>
    </style:style>
    <style:style style:name="T265" style:family="text">
      <style:text-properties fo:font-size="12.00pt" fo:font-weight="normal" fo:font-family="Verdana" style:font-family-asian="Verdana" style:font-family-complex="Verdana" fo:background-color="transparent" fo:color="#000000"/>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68" style:family="text">
      <style:text-properties fo:font-size="10.00pt" fo:font-weight="bold" fo:font-family="Verdana" style:font-family-asian="Verdana" style:font-family-complex="Verdana" fo:background-color="transparent" fo:color="#000000"/>
    </style:style>
    <style:style style:name="T269" style:family="text">
      <style:text-properties fo:font-size="10.00pt" fo:font-weight="normal" fo:font-family="Verdana" style:font-family-asian="Verdana" style:font-family-complex="Verdana" fo:background-color="transparent" fo:color="#000000"/>
    </style:style>
    <style:style style:name="T270" style:family="text">
      <style:text-properties fo:font-size="10.00pt" fo:font-weight="bold" fo:font-family="Verdana" style:font-family-asian="Verdana" style:font-family-complex="Verdana" fo:background-color="transparent" fo:color="#000000"/>
    </style:style>
    <style:style style:name="T271" style:family="text">
      <style:text-properties fo:font-size="10.00pt" fo:font-weight="normal" fo:font-family="Verdana" style:font-family-asian="Verdana" style:font-family-complex="Verdana" fo:background-color="transparent" fo:color="#000000"/>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74" style:family="text">
      <style:text-properties fo:font-size="10.00pt" fo:font-weight="bold" fo:font-family="Verdana" style:font-family-asian="Verdana" style:font-family-complex="Verdana" fo:background-color="transparent" fo:color="#000000"/>
    </style:style>
    <style:style style:name="T275" style:family="text">
      <style:text-properties fo:font-size="10.00pt" fo:font-weight="normal" fo:font-family="Verdana" style:font-family-asian="Verdana" style:font-family-complex="Verdana" fo:background-color="transparent" fo:color="#000000"/>
    </style:style>
    <style:style style:name="T276" style:family="text">
      <style:text-properties fo:font-size="10.00pt" fo:font-weight="bold" fo:font-family="Verdana" style:font-family-asian="Verdana" style:font-family-complex="Verdana" fo:background-color="transparent" fo:color="#000000"/>
    </style:style>
    <style:style style:name="T277" style:family="text">
      <style:text-properties fo:font-size="10.00pt" fo:font-weight="normal" fo:font-family="Verdana" style:font-family-asian="Verdana" style:font-family-complex="Verdana" fo:background-color="transparent" fo:color="#000000"/>
    </style:style>
    <style:style style:name="T278" style:family="text">
      <style:text-properties fo:font-size="10.00pt" fo:font-weight="bold" fo:font-family="Verdana" style:font-family-asian="Verdana" style:font-family-complex="Verdana" fo:background-color="transparent" fo:color="#000000"/>
    </style:style>
    <style:style style:name="T279" style:family="text">
      <style:text-properties fo:font-size="10.00pt" fo:font-weight="normal" fo:font-family="Verdana" style:font-family-asian="Verdana" style:font-family-complex="Verdana" fo:background-color="transparent" fo:color="#000000"/>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fo:font-style="italic"/>
    </style:style>
    <style:style style:name="T282" style:family="text">
      <style:text-properties fo:font-size="10.00pt" fo:font-weight="bold" fo:font-family="Verdana" style:font-family-asian="Verdana" style:font-family-complex="Verdana" fo:background-color="transparent" fo:color="#000000"/>
    </style:style>
    <style:style style:name="T283" style:family="text">
      <style:text-properties fo:font-size="10.00pt" fo:font-weight="normal" fo:font-family="Verdana" style:font-family-asian="Verdana" style:font-family-complex="Verdana" fo:background-color="transparent" fo:color="#000000"/>
    </style:style>
    <style:style style:name="P1" style:family="paragraph">
      <style:paragraph-properties fo:line-height="100.00%" fo:text-align="center" fo:margin-top="12.00pt"/>
    </style:style>
    <style:style style:name="P2" style:family="paragraph">
      <style:paragraph-properties fo:line-height="100.00%" fo:text-align="center" fo:margin-top="12.00pt" fo:margin-bottom="6.00pt"/>
    </style:style>
    <style:style style:name="P3" style:family="paragraph">
      <style:paragraph-properties fo:line-height="100.00%" fo:text-align="center" fo:margin-bottom="6.00pt"/>
    </style:style>
    <style:style style:name="P4" style:family="paragraph">
      <style:paragraph-properties fo:line-height="100.00%" fo:text-align="left" fo:margin-bottom="6.00pt"/>
    </style:style>
    <style:style style:name="P5"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8"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9" style:family="paragraph">
      <style:paragraph-properties fo:line-height="100.00%" fo:text-align="left"/>
    </style:style>
    <style:style style:name="P10"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11" style:family="paragraph">
      <style:paragraph-properties fo:line-height="100.00%" fo:text-align="left"/>
    </style:style>
    <style:style style:name="P12"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13" style:family="paragraph">
      <style:paragraph-properties fo:line-height="100.00%" fo:text-align="left"/>
    </style:style>
    <style:style style:name="P14"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15" style:family="paragraph">
      <style:paragraph-properties fo:line-height="100.00%" fo:text-align="left" fo:margin-bottom="6.00pt"/>
    </style:style>
    <style:style style:name="P16" style:family="paragraph">
      <style:paragraph-properties fo:line-height="100.00%" fo:text-align="left" fo:margin-bottom="6.00pt"/>
    </style:style>
    <style:style style:name="P17" style:family="paragraph">
      <style:paragraph-properties fo:line-height="100.00%" fo:text-align="left"/>
    </style:style>
    <style:style style:name="P18" style:family="paragraph">
      <style:paragraph-properties fo:line-height="100.00%" fo:text-align="left" fo:margin-top="12.00pt" fo:margin-bottom="6.00pt"/>
    </style:style>
    <style:style style:name="P19" style:family="paragraph">
      <style:paragraph-properties fo:line-height="100.00%" fo:text-align="left"/>
    </style:style>
    <style:style style:name="P20" style:family="paragraph">
      <style:paragraph-properties fo:line-height="100.00%" fo:text-align="left" fo:margin-left="18.00pt" fo:text-indent="0.00pt"/>
    </style:style>
    <style:style style:name="P21" style:family="paragraph">
      <style:paragraph-properties fo:line-height="100.00%" fo:text-align="left" fo:margin-left="36.00pt" fo:text-indent="0.00pt"/>
    </style:style>
    <style:style style:name="P22" style:family="paragraph">
      <style:paragraph-properties fo:line-height="100.00%" fo:text-align="left" fo:margin-left="18.00pt" fo:text-indent="0.00pt"/>
    </style:style>
    <style:style style:name="P23" style:family="paragraph">
      <style:paragraph-properties fo:line-height="100.00%" fo:text-align="left" fo:margin-left="36.00pt" fo:text-indent="0.00pt"/>
    </style:style>
    <style:style style:name="P24" style:family="paragraph">
      <style:paragraph-properties fo:line-height="100.00%" fo:text-align="left" fo:margin-left="18.00pt" fo:text-indent="0.00pt"/>
    </style:style>
    <style:style style:name="P25" style:family="paragraph">
      <style:paragraph-properties fo:line-height="100.00%" fo:text-align="left" fo:margin-left="36.00pt" fo:text-indent="0.00pt"/>
    </style:style>
    <style:style style:name="P26" style:family="paragraph">
      <style:paragraph-properties fo:line-height="100.00%" fo:text-align="left" fo:margin-left="18.00pt" fo:text-indent="0.00pt"/>
    </style:style>
    <style:style style:name="P27" style:family="paragraph">
      <style:paragraph-properties fo:line-height="100.00%" fo:text-align="left" fo:margin-left="36.00pt" fo:text-indent="0.00pt"/>
    </style:style>
    <style:style style:name="P28" style:family="paragraph">
      <style:paragraph-properties fo:line-height="100.00%" fo:text-align="left" fo:margin-left="18.00pt" fo:text-indent="0.00pt"/>
    </style:style>
    <style:style style:name="P29" style:family="paragraph">
      <style:paragraph-properties fo:line-height="100.00%" fo:text-align="left" fo:margin-left="36.00pt" fo:text-indent="0.00pt"/>
    </style:style>
    <style:style style:name="P30" style:family="paragraph">
      <style:paragraph-properties fo:line-height="100.00%" fo:text-align="left" fo:margin-left="18.00pt" fo:text-indent="0.00pt"/>
    </style:style>
    <style:style style:name="P31" style:family="paragraph">
      <style:paragraph-properties fo:line-height="100.00%" fo:text-align="left" fo:margin-left="36.00pt" fo:text-indent="0.00pt"/>
    </style:style>
    <style:style style:name="P32" style:family="paragraph">
      <style:paragraph-properties fo:line-height="100.00%" fo:text-align="left"/>
    </style:style>
    <style:style style:name="P33" style:family="paragraph">
      <style:paragraph-properties fo:line-height="100.00%" fo:text-align="left" fo:margin-top="12.00pt" fo:margin-bottom="6.00pt"/>
    </style:style>
    <style:style style:name="P34" style:family="paragraph">
      <style:paragraph-properties fo:line-height="100.00%" fo:text-align="left" fo:margin-bottom="6.00pt"/>
    </style:style>
    <style:style style:name="P35" style:family="paragraph">
      <style:paragraph-properties fo:line-height="100.00%" fo:text-align="left" fo:margin-top="12.00pt" fo:margin-bottom="6.00pt"/>
    </style:style>
    <style:style style:name="P36" style:family="paragraph">
      <style:paragraph-properties fo:line-height="100.00%" fo:text-align="left" fo:margin-bottom="6.00pt"/>
    </style:style>
    <style:style style:name="P37" style:family="paragraph">
      <style:paragraph-properties fo:line-height="100.00%" fo:text-align="left" fo:margin-top="12.00pt" fo:margin-bottom="6.00pt"/>
    </style:style>
    <style:style style:name="P38" style:family="paragraph">
      <style:paragraph-properties fo:line-height="100.00%" fo:text-align="left" fo:margin-bottom="6.00pt"/>
    </style:style>
    <style:style style:name="P39" style:family="paragraph">
      <style:paragraph-properties fo:line-height="100.00%" fo:text-align="left" fo:margin-top="12.00pt" fo:margin-bottom="6.00pt"/>
    </style:style>
    <style:style style:name="P40" style:family="paragraph">
      <style:paragraph-properties fo:line-height="100.00%" fo:text-align="left" fo:margin-bottom="6.00pt"/>
    </style:style>
    <style:style style:name="P41" style:family="paragraph">
      <style:paragraph-properties fo:line-height="115.00%" fo:text-align="left"/>
    </style:style>
    <style:style style:name="P42" style:family="paragraph">
      <style:paragraph-properties fo:line-height="100.00%" fo:text-align="left" fo:margin-bottom="6.00pt"/>
    </style:style>
    <style:style style:name="P43" style:family="paragraph">
      <style:paragraph-properties fo:line-height="100.00%" fo:text-align="left" fo:margin-top="12.00pt" fo:margin-bottom="6.00pt"/>
    </style:style>
    <style:style style:name="P44" style:family="paragraph">
      <style:paragraph-properties fo:line-height="100.00%" fo:text-align="left"/>
    </style:style>
    <style:style style:name="P45" style:family="paragraph">
      <style:paragraph-properties fo:line-height="115.00%" fo:text-align="left"/>
    </style:style>
    <style:style style:name="P46" style:family="paragraph">
      <style:paragraph-properties fo:line-height="100.00%" fo:text-align="left" fo:margin-bottom="6.00pt"/>
    </style:style>
    <style:style style:name="P47" style:family="paragraph">
      <style:paragraph-properties fo:line-height="100.00%" fo:text-align="left" fo:margin-top="12.00pt" fo:margin-bottom="6.00pt"/>
    </style:style>
    <style:style style:name="P48" style:family="paragraph">
      <style:paragraph-properties fo:line-height="100.00%" fo:text-align="left" fo:margin-bottom="6.00pt"/>
    </style:style>
    <style:style style:name="P49" style:family="paragraph">
      <style:paragraph-properties fo:line-height="115.00%" fo:text-align="left"/>
    </style:style>
    <style:style style:name="P50" style:family="paragraph">
      <style:paragraph-properties fo:line-height="100.00%" fo:text-align="left" fo:margin-bottom="6.00pt"/>
    </style:style>
    <style:style style:name="P51" style:family="paragraph">
      <style:paragraph-properties fo:line-height="100.00%" fo:text-align="left" fo:margin-top="12.00pt" fo:margin-bottom="6.00pt"/>
    </style:style>
    <style:style style:name="P52" style:family="paragraph">
      <style:paragraph-properties fo:line-height="100.00%" fo:text-align="left" fo:margin-bottom="6.00pt"/>
    </style:style>
    <style:style style:name="P53" style:family="paragraph">
      <style:paragraph-properties fo:line-height="115.00%" fo:text-align="left"/>
    </style:style>
    <style:style style:name="P54" style:family="paragraph">
      <style:paragraph-properties fo:line-height="115.00%" fo:text-align="left" fo:margin-left="0.00pt" fo:text-indent="36.00pt"/>
    </style:style>
    <style:style style:name="P55" style:family="paragraph">
      <style:paragraph-properties fo:line-height="115.00%" fo:text-align="left"/>
    </style:style>
    <style:style style:name="P56" style:family="paragraph">
      <style:paragraph-properties fo:line-height="100.00%" fo:text-align="left" fo:margin-bottom="6.00pt"/>
    </style:style>
    <style:style style:name="P57" style:family="paragraph">
      <style:paragraph-properties fo:line-height="100.00%" fo:text-align="left"/>
    </style:style>
    <style:style style:name="P58" style:family="paragraph">
      <style:paragraph-properties fo:line-height="100.00%" fo:text-align="left" fo:margin-top="12.00pt" fo:margin-bottom="6.00pt"/>
    </style:style>
    <style:style style:name="P59" style:family="paragraph">
      <style:paragraph-properties fo:line-height="100.00%" fo:text-align="left" fo:margin-bottom="6.00pt"/>
    </style:style>
    <style:style style:name="P60" style:family="paragraph">
      <style:paragraph-properties fo:line-height="100.00%" fo:text-align="left"/>
    </style:style>
    <style:style style:name="P61" style:family="paragraph">
      <style:paragraph-properties fo:line-height="100.00%" fo:text-align="left" fo:margin-top="12.00pt" fo:margin-bottom="6.00pt"/>
    </style:style>
    <style:style style:name="P62" style:family="paragraph">
      <style:paragraph-properties fo:line-height="100.00%" fo:text-align="left" fo:margin-top="12.00pt" fo:margin-bottom="6.00pt"/>
    </style:style>
    <style:style style:name="P63" style:family="paragraph">
      <style:paragraph-properties fo:line-height="100.00%" fo:text-align="left" fo:margin-bottom="6.00pt"/>
    </style:style>
    <style:style style:name="P64" style:family="paragraph">
      <style:paragraph-properties fo:line-height="115.00%" fo:text-align="left"/>
    </style:style>
    <style:style style:name="P65" style:family="paragraph">
      <style:paragraph-properties fo:line-height="100.00%" fo:text-align="left" fo:margin-bottom="6.00pt"/>
    </style:style>
    <style:style style:name="P66" style:family="paragraph">
      <style:paragraph-properties fo:line-height="100.00%" fo:text-align="left" fo:margin-top="12.00pt" fo:margin-bottom="6.00pt"/>
    </style:style>
    <text:list-style style:name="L67">
      <text:list-level-style-bullet text:level="1" text:bullet-char="•">
        <style:list-level-properties text:space-before="18.00pt" text:min-label-width="18.00pt"/>
        <style:text-properties fo:font-family="Symbol"/>
      </text:list-level-style-bullet>
    </text:list-style>
    <style:style style:name="P67" style:family="paragraph">
      <style:paragraph-properties fo:line-height="100.00%" fo:text-align="left"/>
    </style:style>
    <style:style style:name="P68" style:family="paragraph">
      <style:paragraph-properties fo:line-height="100.00%" fo:text-align="left" fo:margin-bottom="6.00pt"/>
    </style:style>
    <style:style style:name="P69" style:family="paragraph">
      <style:paragraph-properties fo:line-height="100.00%" fo:text-align="left" fo:margin-top="12.00pt" fo:margin-bottom="6.00pt"/>
    </style:style>
    <style:style style:name="P70" style:family="paragraph">
      <style:paragraph-properties fo:line-height="100.00%" fo:text-align="left" fo:margin-bottom="6.00pt"/>
    </style:style>
    <style:style style:name="P71" style:family="paragraph">
      <style:paragraph-properties fo:line-height="100.00%" fo:text-align="left" fo:margin-top="12.00pt" fo:margin-bottom="6.00pt"/>
    </style:style>
    <style:style style:name="P72" style:family="paragraph">
      <style:paragraph-properties fo:line-height="100.00%" fo:text-align="left" fo:margin-bottom="6.00pt"/>
    </style:style>
    <style:style style:name="P73" style:family="paragraph">
      <style:paragraph-properties fo:line-height="100.00%" fo:text-align="left" fo:margin-top="12.00pt" fo:margin-bottom="6.00pt"/>
    </style:style>
    <style:style style:name="P74" style:family="paragraph">
      <style:paragraph-properties fo:line-height="100.00%" fo:text-align="left" fo:margin-bottom="6.00pt"/>
    </style:style>
    <style:style style:name="P75" style:family="paragraph">
      <style:paragraph-properties fo:line-height="100.00%" fo:text-align="left" fo:margin-top="12.00pt" fo:margin-bottom="6.00pt"/>
    </style:style>
    <style:style style:name="P76" style:family="paragraph">
      <style:paragraph-properties fo:line-height="100.00%" fo:text-align="left" fo:margin-bottom="6.00pt"/>
    </style:style>
    <style:style style:name="P77" style:family="paragraph">
      <style:paragraph-properties fo:line-height="100.00%" fo:text-align="left" fo:margin-top="12.00pt" fo:margin-bottom="6.00pt"/>
    </style:style>
    <style:style style:name="P78" style:family="paragraph">
      <style:paragraph-properties fo:line-height="100.00%" fo:text-align="left" fo:margin-bottom="6.00pt"/>
    </style:style>
    <style:style style:name="P79" style:family="paragraph">
      <style:paragraph-properties fo:line-height="100.00%" fo:text-align="left" fo:margin-top="12.00pt" fo:margin-bottom="6.00pt"/>
    </style:style>
    <style:style style:name="P80" style:family="paragraph">
      <style:paragraph-properties fo:line-height="100.00%" fo:text-align="left" fo:margin-bottom="6.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00.00%" fo:text-align="left" fo:margin-left="-18.00pt" fo:text-indent="18.00pt" fo:margin-bottom="6.00pt"/>
    </style:style>
    <style:style style:name="P82" style:family="paragraph">
      <style:paragraph-properties fo:line-height="100.00%" fo:text-align="left" fo:margin-top="12.00pt" fo:margin-bottom="6.00pt"/>
    </style:style>
    <style:style style:name="P83" style:family="paragraph">
      <style:paragraph-properties fo:line-height="100.00%" fo:text-align="left" fo:margin-bottom="6.00pt"/>
    </style:style>
    <style:style style:name="P84" style:family="paragraph">
      <style:paragraph-properties fo:line-height="100.00%" fo:text-align="left" fo:margin-top="12.00pt" fo:margin-bottom="6.00pt"/>
    </style:style>
    <style:style style:name="P85" style:family="paragraph">
      <style:paragraph-properties fo:line-height="100.00%" fo:text-align="left" fo:margin-bottom="6.00pt"/>
    </style:style>
    <style:style style:name="P86" style:family="paragraph">
      <style:paragraph-properties fo:line-height="100.00%" fo:text-align="left" fo:margin-top="12.00pt" fo:margin-bottom="6.00pt"/>
    </style:style>
    <style:style style:name="P87" style:family="paragraph">
      <style:paragraph-properties fo:line-height="100.00%" fo:text-align="left" fo:margin-top="12.00pt" fo:margin-bottom="6.00pt"/>
    </style:style>
    <style:style style:name="P88" style:family="paragraph">
      <style:paragraph-properties fo:line-height="100.00%" fo:text-align="left" fo:margin-bottom="6.00pt"/>
    </style:style>
    <text:list-style style:name="L89">
      <text:list-level-style-bullet text:level="1" text:bullet-char="•">
        <style:list-level-properties text:space-before="18.00pt" text:min-label-width="18.00pt"/>
        <style:text-properties fo:font-family="Symbol"/>
      </text:list-level-style-bullet>
    </text:list-style>
    <style:style style:name="P89" style:family="paragraph">
      <style:paragraph-properties fo:line-height="100.00%" fo:text-align="left" fo:margin-left="-18.00pt" fo:text-indent="18.00pt"/>
    </style:style>
    <style:style style:name="P90" style:family="paragraph">
      <style:paragraph-properties fo:line-height="100.00%" fo:text-align="left" fo:margin-bottom="6.00pt"/>
    </style:style>
    <text:list-style style:name="L91">
      <text:list-level-style-bullet text:level="1" text:bullet-char="•">
        <style:list-level-properties text:space-before="18.00pt" text:min-label-width="18.00pt"/>
        <style:text-properties fo:font-family="Symbol"/>
      </text:list-level-style-bullet>
    </text:list-style>
    <style:style style:name="P91" style:family="paragraph">
      <style:paragraph-properties fo:line-height="100.00%" fo:text-align="left" fo:margin-left="-18.00pt" fo:text-indent="18.00pt"/>
    </style:style>
    <style:style style:name="P92" style:family="paragraph">
      <style:paragraph-properties fo:line-height="100.00%" fo:text-align="left" fo:margin-bottom="6.00pt"/>
    </style:style>
    <style:style style:name="P93" style:family="paragraph">
      <style:paragraph-properties fo:line-height="100.00%" fo:text-align="left" fo:margin-bottom="6.00pt"/>
    </style:style>
    <text:list-style style:name="L94">
      <text:list-level-style-bullet text:level="1" text:bullet-char="•">
        <style:list-level-properties text:space-before="18.00pt" text:min-label-width="18.00pt"/>
        <style:text-properties fo:font-family="Symbol"/>
      </text:list-level-style-bullet>
    </text:list-style>
    <style:style style:name="P94" style:family="paragraph">
      <style:paragraph-properties fo:line-height="100.00%" fo:text-align="left" fo:margin-left="-18.00pt" fo:text-indent="18.00pt"/>
    </style:style>
    <style:style style:name="P95" style:family="paragraph">
      <style:paragraph-properties fo:line-height="100.00%" fo:text-align="left" fo:margin-bottom="6.00pt"/>
    </style:style>
    <text:list-style style:name="L96">
      <text:list-level-style-bullet text:level="1" text:bullet-char="•">
        <style:list-level-properties text:space-before="18.00pt" text:min-label-width="18.00pt"/>
        <style:text-properties fo:font-family="Symbol"/>
      </text:list-level-style-bullet>
    </text:list-style>
    <style:style style:name="P96" style:family="paragraph">
      <style:paragraph-properties fo:line-height="100.00%" fo:text-align="left" fo:margin-left="-18.00pt" fo:text-indent="18.00pt"/>
    </style:style>
    <style:style style:name="P97" style:family="paragraph">
      <style:paragraph-properties fo:line-height="100.00%" fo:text-align="left" fo:margin-bottom="6.00pt"/>
    </style:style>
    <text:list-style style:name="L98">
      <text:list-level-style-bullet text:level="1" text:bullet-char="•">
        <style:list-level-properties text:space-before="18.00pt" text:min-label-width="18.00pt"/>
        <style:text-properties fo:font-family="Symbol"/>
      </text:list-level-style-bullet>
    </text:list-style>
    <style:style style:name="P98" style:family="paragraph">
      <style:paragraph-properties fo:line-height="100.00%" fo:text-align="left" fo:margin-left="-18.00pt" fo:text-indent="18.00pt"/>
    </style:style>
    <style:style style:name="P99" style:family="paragraph">
      <style:paragraph-properties fo:line-height="100.00%" fo:text-align="left" fo:margin-bottom="6.00pt"/>
    </style:style>
    <style:style style:name="P100" style:family="paragraph">
      <style:paragraph-properties fo:line-height="100.00%" fo:text-align="left" fo:margin-top="12.00pt" fo:margin-bottom="6.00pt"/>
    </style:style>
    <style:style style:name="P101" style:family="paragraph">
      <style:paragraph-properties fo:line-height="100.00%" fo:text-align="left" fo:margin-bottom="6.00pt"/>
    </style:style>
    <text:list-style style:name="L102">
      <text:list-level-style-bullet text:level="1" text:bullet-char="•">
        <style:list-level-properties text:space-before="18.00pt" text:min-label-width="18.00pt"/>
        <style:text-properties fo:font-family="Symbol"/>
      </text:list-level-style-bullet>
    </text:list-style>
    <style:style style:name="P102" style:family="paragraph">
      <style:paragraph-properties fo:line-height="100.00%" fo:text-align="left" fo:margin-left="-18.00pt" fo:text-indent="18.00pt"/>
    </style:style>
    <style:style style:name="TableColumn0100" style:family="table-column">
      <style:table-column-properties style:column-width="2.261111in"/>
    </style:style>
    <style:style style:name="TableColumn0101" style:family="table-column">
      <style:table-column-properties style:column-width="1.936806in"/>
    </style:style>
    <style:style style:name="TableColumn0102" style:family="table-column">
      <style:table-column-properties style:column-width="2.458333in"/>
    </style:style>
    <style:style style:name="Table01" style:family="table">
      <style:table-properties style:width="6.65625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001"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002"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101"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102"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201"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202"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301"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302"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office:automatic-styles>
  <office:body>
    <office:text>
      <text:p text:style-name="P1"><text:span text:style-name="T1">FIUBA - 7507</text:span></text:p>
      <text:p text:style-name="P1"><text:span text:style-name="T1">Algoritmos y programación 3</text:span></text:p>
      <text:p text:style-name="P2"><text:span text:style-name="T2">Trabajo práctico 2: Batalla Navalgo</text:span></text:p>
      <text:p text:style-name="P3"><text:span text:style-name="T3">1er cuatrimestre, 2013</text:span></text:p>
      <text:p text:style-name="P3"><text:span text:style-name="T3">(trabajo grupal)</text:span></text:p>
      <text:p text:style-name="P4"><text:span text:style-name="T3">Alumno:</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6"><text:span text:style-name="T5">Nombre</text:span><text:span text:style-name="T6"/></text:p>
          </table:table-cell>
          <table:table-cell table:style-name="TableCell010001">
            <text:p text:style-name="P6"><text:span text:style-name="T7">Padrón</text:span><text:span text:style-name="T8"/></text:p>
          </table:table-cell>
          <table:table-cell table:style-name="TableCell010002">
            <text:p text:style-name="P6"><text:span text:style-name="T9">Mail</text:span><text:span text:style-name="T10"/></text:p>
          </table:table-cell>
        </table:table-row>
        <table:table-row table:style-name="TableRow0101">
          <table:table-cell table:style-name="TableCell010100">
            <text:p text:style-name="P9"><text:span text:style-name="T11">Addin, Kevin</text:span><text:span text:style-name="T12"/></text:p>
          </table:table-cell>
          <table:table-cell table:style-name="TableCell010101">
            <text:p text:style-name="P9"><text:span text:style-name="T13">94280</text:span><text:span text:style-name="T14"/></text:p>
          </table:table-cell>
          <table:table-cell table:style-name="TableCell010102">
            <text:p text:style-name="P9"><text:span text:style-name="T15">addinkevin@gmail.com<text:s/></text:span><text:span text:style-name="T16"/></text:p>
          </table:table-cell>
        </table:table-row>
        <table:table-row table:style-name="TableRow0102">
          <table:table-cell table:style-name="TableCell010200">
            <text:p text:style-name="P11"><text:span text:style-name="T17">Fernandez, Santiago</text:span><text:span text:style-name="T18"/></text:p>
          </table:table-cell>
          <table:table-cell table:style-name="TableCell010201">
            <text:p text:style-name="P11"><text:span text:style-name="T19">94489</text:span><text:span text:style-name="T20"/></text:p>
          </table:table-cell>
          <table:table-cell table:style-name="TableCell010202">
            <text:p text:style-name="P11"><text:span text:style-name="T21">fernandezsantid@gmail.com</text:span><text:span text:style-name="T22"/></text:p>
          </table:table-cell>
        </table:table-row>
        <table:table-row table:style-name="TableRow0103">
          <table:table-cell table:style-name="TableCell010300">
            <text:p text:style-name="P13"><text:span text:style-name="T23">Prystupiuk, Maximiliano</text:span><text:span text:style-name="T24"/></text:p>
          </table:table-cell>
          <table:table-cell table:style-name="TableCell010301">
            <text:p text:style-name="P13"><text:span text:style-name="T25">94853</text:span><text:span text:style-name="T26"/></text:p>
          </table:table-cell>
          <table:table-cell table:style-name="TableCell010302">
            <text:p text:style-name="P13"><text:span text:style-name="T27">mprystupiuk@gmail.com</text:span><text:span text:style-name="T28"/></text:p>
          </table:table-cell>
        </table:table-row>
      </table:table>
      <text:p text:style-name="P15"><text:span text:style-name="T28"/></text:p>
      <text:p text:style-name="P15"><text:span text:style-name="T28"/></text:p>
      <text:p text:style-name="P16"><text:span text:style-name="T29">Fecha de entrega:</text:span></text:p>
      <text:p text:style-name="P16"><text:span text:style-name="T30"/></text:p>
      <text:p text:style-name="P16"><text:span text:style-name="T31">Tutor: Marcet, Diego</text:span></text:p>
      <text:p text:style-name="P16"><text:span text:style-name="T32"/></text:p>
      <text:p text:style-name="P16"><text:span text:style-name="T33">Nota Final:</text:span></text:p>
      <text:p text:style-name="P16"><text:span text:style-name="T34"/></text:p>
      <text:p text:style-name="P16"><text:span text:style-name="T34"/></text:p>
      <text:p text:style-name="P17"><text:span text:style-name="T34"/></text:p>
      <text:p text:style-name="P18"><text:span text:style-name="T35">Tabla de contenidos</text:span></text:p>
      <text:p text:style-name="P19"><text:span text:style-name="T36"/></text:p>
      <text:p text:style-name="P20"><text:a xlink:href="#id.gjdgxs"><text:span text:style-name="T38">Introducción</text:span></text:a><text:span text:style-name="T39"/></text:p>
      <text:p text:style-name="P21"><text:a xlink:href="#id.30j0zll"><text:span text:style-name="T41">-</text:span><text:span text:style-name="T42">HYPERLINK "#id.30j0zll"</text:span><text:span text:style-name="T43">Objetivo</text:span></text:a><text:span text:style-name="T44"><text:s/></text:span><text:a xlink:href="#id.30j0zll"><text:span text:style-name="T46">del</text:span></text:a><text:span text:style-name="T47"><text:s/></text:span><text:a xlink:href="#id.30j0zll"><text:span text:style-name="T49">trabajo</text:span></text:a><text:span text:style-name="T50"/></text:p>
      <text:p text:style-name="P21"><text:a xlink:href="#id.1fob9te"><text:span text:style-name="T52">Consigna</text:span></text:a><text:span text:style-name="T53"><text:s/></text:span><text:a xlink:href="#id.1fob9te"><text:span text:style-name="T55">general</text:span></text:a><text:span text:style-name="T56"/></text:p>
      <text:p text:style-name="P22"><text:a xlink:href="#id.3znysh7"><text:span text:style-name="T58">Descripción</text:span></text:a><text:span text:style-name="T59"><text:s/></text:span><text:a xlink:href="#id.3znysh7"><text:span text:style-name="T61">de</text:span></text:a><text:span text:style-name="T62"><text:s/></text:span><text:a xlink:href="#id.3znysh7"><text:span text:style-name="T64">la</text:span></text:a><text:span text:style-name="T65"><text:s/></text:span><text:a xlink:href="#id.3znysh7"><text:span text:style-name="T67">aplicación</text:span></text:a><text:span text:style-name="T68"><text:s/></text:span><text:a xlink:href="#id.3znysh7"><text:span text:style-name="T70">a</text:span></text:a><text:span text:style-name="T71"><text:s/></text:span><text:a xlink:href="#id.3znysh7"><text:span text:style-name="T73">desarrollar</text:span></text:a><text:span text:style-name="T74"/></text:p>
      <text:p text:style-name="P23"><text:a xlink:href="#id.2et92p0"><text:span text:style-name="T76">-</text:span><text:span text:style-name="T77">HYPERLINK "#id.2et92p0"</text:span><text:span text:style-name="T78">Contexto</text:span></text:a><text:span text:style-name="T79"/></text:p>
      <text:p text:style-name="P23"><text:a xlink:href="#id.tyjcwt"><text:span text:style-name="T81">Objetivo</text:span></text:a><text:span text:style-name="T82"><text:s/></text:span><text:a xlink:href="#id.tyjcwt"><text:span text:style-name="T84">del</text:span></text:a><text:span text:style-name="T85"><text:s/></text:span><text:a xlink:href="#id.tyjcwt"><text:span text:style-name="T87">juego</text:span></text:a><text:span text:style-name="T88"/></text:p>
      <text:p text:style-name="P23"><text:a xlink:href="#id.3dy6vkm"><text:span text:style-name="T90">Puntos</text:span></text:a><text:span text:style-name="T91"/></text:p>
      <text:p text:style-name="P23"><text:a xlink:href="#id.1t3h5sf"><text:span text:style-name="T93">Dinamica</text:span></text:a><text:span text:style-name="T94"><text:s/></text:span><text:a xlink:href="#id.1t3h5sf"><text:span text:style-name="T96">del</text:span></text:a><text:span text:style-name="T97"><text:s/></text:span><text:a xlink:href="#id.1t3h5sf"><text:span text:style-name="T99">juego</text:span></text:a><text:span text:style-name="T100"/></text:p>
      <text:p text:style-name="P23"><text:a xlink:href="#id.4d34og8"><text:span text:style-name="T102">Disparos</text:span></text:a><text:span text:style-name="T103"/></text:p>
      <text:p text:style-name="P23"><text:a xlink:href="#id.2s8eyo1"><text:span text:style-name="T105">Tablero</text:span></text:a><text:span text:style-name="T106"/></text:p>
      <text:p text:style-name="P23"><text:a xlink:href="#id.3rdcrjn"><text:span text:style-name="T108">Naves</text:span></text:a><text:span text:style-name="T109"/></text:p>
      <text:p text:style-name="P24"><text:a xlink:href="#id.26in1rg"><text:span text:style-name="T111">Entregables</text:span></text:a><text:span text:style-name="T112"/></text:p>
      <text:p text:style-name="P25"><text:a xlink:href="#id.lnxbz9"><text:span text:style-name="T114">Forma</text:span></text:a><text:span text:style-name="T115"><text:s/></text:span><text:a xlink:href="#id.lnxbz9"><text:span text:style-name="T117">de</text:span></text:a><text:span text:style-name="T118"><text:s/></text:span><text:a xlink:href="#id.lnxbz9"><text:span text:style-name="T120">entrega</text:span></text:a><text:span text:style-name="T121"/></text:p>
      <text:p text:style-name="P26"><text:a xlink:href="#id.35nkun2"><text:span text:style-name="T123">Informe</text:span></text:a><text:span text:style-name="T124"/></text:p>
      <text:p text:style-name="P27"><text:span text:style-name="T125">-</text:span><text:a xlink:href="#id.1ksv4uv"><text:span text:style-name="T127">Supuestos</text:span></text:a><text:span text:style-name="T128"/></text:p>
      <text:p text:style-name="P28"><text:a xlink:href="#id.44sinio"><text:span text:style-name="T130">Modelo</text:span></text:a><text:span text:style-name="T131"><text:s/></text:span><text:a xlink:href="#id.44sinio"><text:span text:style-name="T133">de</text:span></text:a><text:span text:style-name="T134"><text:s/></text:span><text:a xlink:href="#id.44sinio"><text:span text:style-name="T136">dominio</text:span></text:a><text:span text:style-name="T137"/></text:p>
      <text:p text:style-name="P29"><text:a xlink:href="#id.2jxsxqh"><text:span text:style-name="T139">Diagramas</text:span></text:a><text:span text:style-name="T140"><text:s/></text:span><text:a xlink:href="#id.2jxsxqh"><text:span text:style-name="T142">de</text:span></text:a><text:span text:style-name="T143"><text:s/></text:span><text:a xlink:href="#id.2jxsxqh"><text:span text:style-name="T145">clases</text:span></text:a><text:span text:style-name="T146"/></text:p>
      <text:p text:style-name="P29"><text:a xlink:href="#id.z337ya"><text:span text:style-name="T148">Detalles</text:span></text:a><text:span text:style-name="T149"><text:s/></text:span><text:a xlink:href="#id.z337ya"><text:span text:style-name="T151">de</text:span></text:a><text:span text:style-name="T152"><text:s/></text:span><text:a xlink:href="#id.z337ya"><text:span text:style-name="T154">implementación</text:span></text:a><text:span text:style-name="T155"/></text:p>
      <text:p text:style-name="P29"><text:a xlink:href="#id.3j2qqm3"><text:span text:style-name="T157">Excepciones</text:span></text:a><text:span text:style-name="T158"/></text:p>
      <text:p text:style-name="P29"><text:a xlink:href="#id.1y810tw"><text:span text:style-name="T160">Diagramas</text:span></text:a><text:span text:style-name="T161"><text:s/></text:span><text:a xlink:href="#id.1y810tw"><text:span text:style-name="T163">de</text:span></text:a><text:span text:style-name="T164"><text:s/></text:span><text:a xlink:href="#id.1y810tw"><text:span text:style-name="T166">secuencia</text:span></text:a><text:span text:style-name="T167"/></text:p>
      <text:p text:style-name="P30"><text:a xlink:href="#id.2xcytpi"><text:span text:style-name="T169">Checklist</text:span></text:a><text:span text:style-name="T170"><text:s/></text:span><text:a xlink:href="#id.2xcytpi"><text:span text:style-name="T172">de</text:span></text:a><text:span text:style-name="T173"><text:s/></text:span><text:a xlink:href="#id.2xcytpi"><text:span text:style-name="T175">corrección</text:span></text:a><text:span text:style-name="T176"/></text:p>
      <text:p text:style-name="P31"><text:a xlink:href="#id.1ci93xb"><text:span text:style-name="T178">Código</text:span></text:a><text:span text:style-name="T179"/></text:p>
      <text:p text:style-name="P32"><text:span text:style-name="T179"/></text:p>
      <text:p text:style-name="P32"><text:span text:style-name="T179"/></text:p>
      <text:p text:style-name="P33"><text:span text:style-name="T180">Introducción</text:span></text:p>
      <text:p text:style-name="P33"><text:span text:style-name="T181">Objetivo del trabajo</text:span></text:p>
      <text:p text:style-name="P34"><text:span text:style-name="T182">Aplicar los conceptos enseñados en la materia a la resolución de un problema, trabajando en forma grupal y utilizando una lenguaje de tipado estático (java o csharp)</text:span></text:p>
      <text:p text:style-name="P35"><text:span text:style-name="T183">Consigna general</text:span></text:p>
      <text:p text:style-name="P36"><text:span text:style-name="T184">Desarrollar la aplicación completa, incluyendo el modelo de clases es interface gráfica. La aplicación deberá ser acompañada por prueba unitarias e integrales y documentación de diseño. En la siguiente sección se describe la aplicación a desarrollar.</text:span></text:p>
      <text:p text:style-name="P36"><text:span text:style-name="T185"/></text:p>
      <text:p text:style-name="P37"><text:span text:style-name="T186">Descripción de la aplicación a desarrollar</text:span></text:p>
      <text:p text:style-name="P37"><text:span text:style-name="T187">Contexto</text:span></text:p>
      <text:p text:style-name="P38"><text:span text:style-name="T188">La empresa Algo Ritmos SA dedicada al desarrollo de video juegos a decidido contratar a un grupo de programadores para implementar el juego Batalla Navalgo: un juego levemente inspirado en el clasico juego de Batalla Naval</text:span></text:p>
      <text:p text:style-name="P38"><text:span text:style-name="T189"/></text:p>
      <text:p text:style-name="P39"><text:span text:style-name="T190">Objetivo del juego</text:span></text:p>
      <text:p text:style-name="P40"><text:span text:style-name="T191"/></text:p>
      <text:p text:style-name="P41"><text:span text:style-name="T192">La Batalla Navalgo es un juego por turnos en el cual juega el jugador contra la computadora.</text:span></text:p>
      <text:p text:style-name="P41"><text:span text:style-name="T193"/></text:p>
      <text:p text:style-name="P42"><text:span text:style-name="T194">La computadora coloca sus naves en el tablero, y el jugador debe destruirlas. El jugador no tiene tablero, el juego consiste solamente en destruir las naves de la computadora.</text:span></text:p>
      <text:p text:style-name="P42"><text:span text:style-name="T195"/></text:p>
      <text:p text:style-name="P43"><text:span text:style-name="T196">Puntos</text:span></text:p>
      <text:p text:style-name="P44"><text:span text:style-name="T197"/></text:p>
      <text:p text:style-name="P45"><text:span text:style-name="T198">El jugador empieza el juego con una cantidad de puntos (10.000 puntos), y el objetivo es terminar el juego (destruyendo todas las naves) con la mayor cantidad de puntos.</text:span></text:p>
      <text:p text:style-name="P45"><text:span text:style-name="T199"/></text:p>
      <text:p text:style-name="P45"><text:span text:style-name="T200">Los puntos se descuentan de 2 formas:</text:span></text:p>
      <text:p text:style-name="P45"><text:span text:style-name="T200">- Con el simple paso del tiempo (10 puntos por turno)</text:span></text:p>
      <text:p text:style-name="P46"><text:span text:style-name="T200">- Con los disparos que hace el jugador (distinta cantidad de puntos de acuerdo al tipo de disparo)</text:span></text:p>
      <text:p text:style-name="P47"><text:span text:style-name="T201">Dinamica del juego</text:span></text:p>
      <text:p text:style-name="P48"><text:span text:style-name="T202"/></text:p>
      <text:p text:style-name="P49"><text:span text:style-name="T203">En cada momento el jugador puede ver el tablero de la computadora, junto con la ubicación y estado de las naves (al principio todas las naves estarán completas pero a lo largo del juego tendrán partes destruidas).</text:span></text:p>
      <text:p text:style-name="P49"><text:span text:style-name="T204"/></text:p>
      <text:p text:style-name="P49"><text:span text:style-name="T205">A diferencia de la batalla naval convencional, las naves en la batalla Navalgo tienen movimiento. Al colocar las naves en el tablero, la computadora asignará una dirección a cada una (8 direcciones posibles: lineales + diagonales).</text:span></text:p>
      <text:p text:style-name="P49"><text:span text:style-name="T206"/></text:p>
      <text:p text:style-name="P49"><text:span text:style-name="T207">Al pasar cada turno, las naves se mueven 1 posición en la dirección correspondiente.</text:span></text:p>
      <text:p text:style-name="P49"><text:span text:style-name="T207">Al “chocar” contra el borde del tablero, la dirección se invierte para continuar el movimiento en sentido opuesto.</text:span></text:p>
      <text:p text:style-name="P49"><text:span text:style-name="T208"/></text:p>
      <text:p text:style-name="P49"><text:span text:style-name="T209">Las naves no chocan entre sí, sino que se pueden superponer en el tablero. En ese caso, si el jugador efectúa un disparo sobre una posición, destruirá todas las partes de las naves que se encuentran superpuestas.</text:span></text:p>
      <text:p text:style-name="P49"><text:span text:style-name="T210"/></text:p>
      <text:p text:style-name="P50"><text:span text:style-name="T211">En cada turno del juego, el jugador podrá efectuar un disparo.</text:span></text:p>
      <text:p text:style-name="P50"><text:span text:style-name="T212"/></text:p>
      <text:p text:style-name="P51"><text:span text:style-name="T213">Disparos</text:span></text:p>
      <text:p text:style-name="P52"><text:span text:style-name="T214"/></text:p>
      <text:p text:style-name="P53"><text:span text:style-name="T215">Existen distintos tipos de disparo, con distinto costo y diferente comportamiento:</text:span></text:p>
      <text:p text:style-name="P53"><text:span text:style-name="T216"/></text:p>
      <text:p text:style-name="P53"><text:span text:style-name="T217">- Disparo convencional</text:span></text:p>
      <text:p text:style-name="P53"><text:span text:style-name="T217"><text:tab/>- Impacta en una posición, en el mismo momento que se hace el disparo</text:span></text:p>
      <text:p text:style-name="P53"><text:span text:style-name="T217"><text:tab/>- Costo: 200 puntos</text:span></text:p>
      <text:p text:style-name="P53"><text:span text:style-name="T218"/></text:p>
      <text:p text:style-name="P53"><text:span text:style-name="T219">- Mina submarina puntual con retardo</text:span></text:p>
      <text:p text:style-name="P53"><text:span text:style-name="T219"><text:tab/>- Se coloca la mina en una posición, pero el impacto se realiza 3 turnos después de haber sido colocada</text:span></text:p>
      <text:p text:style-name="P53"><text:span text:style-name="T219"><text:tab/>- Costo: 50 puntos</text:span></text:p>
      <text:p text:style-name="P53"><text:span text:style-name="T220"/></text:p>
      <text:p text:style-name="P53"><text:span text:style-name="T221">- Mina submarina doble con retardo</text:span></text:p>
      <text:p text:style-name="P53"><text:span text:style-name="T221"><text:tab/>- Idem anterior, pero al impactar destruye la posición actual + las posiciones adyacentes en un radio de 1 casilla</text:span></text:p>
      <text:p text:style-name="P53"><text:span text:style-name="T221"><text:tab/>- Costo: 100 puntos</text:span></text:p>
      <text:p text:style-name="P53"><text:span text:style-name="T222"/></text:p>
      <text:p text:style-name="P53"><text:span text:style-name="T223">- Mina submarina triple con retardo</text:span></text:p>
      <text:p text:style-name="P53"><text:span text:style-name="T223"><text:tab/>- Idem anterior, pero al impactar destruye la posición actual + las posiciones adyacentes en un radio de 2 casillas</text:span></text:p>
      <text:p text:style-name="P53"><text:span text:style-name="T223"><text:tab/>- Costo: 125 puntos</text:span></text:p>
      <text:p text:style-name="P53"><text:span text:style-name="T224"/></text:p>
      <text:p text:style-name="P53"><text:span text:style-name="T225">- Mina submarina por contacto</text:span></text:p>
      <text:p text:style-name="P54"><text:span text:style-name="T225">- Se coloca la mina en una posición, pero el impacto se realiza cuando alguna nave pasa por sobre esa posición</text:span></text:p>
      <text:p text:style-name="P55"><text:span text:style-name="T225"><text:tab/>- Costo: 150 puntos</text:span></text:p>
      <text:p text:style-name="P56"><text:span text:style-name="T226"/></text:p>
      <text:p text:style-name="P57"><text:span text:style-name="T226"/></text:p>
      <text:p text:style-name="P58"><text:span text:style-name="T227">Tablero</text:span></text:p>
      <text:p text:style-name="P59"><text:span text:style-name="T228"/></text:p>
      <text:p text:style-name="P60"><text:span text:style-name="T229">El tablero es un cuadrado de 10 x 10 casilleros.</text:span></text:p>
      <text:p text:style-name="P61"><text:span text:style-name="T230"/></text:p>
      <text:p text:style-name="P62"><text:span text:style-name="T231">Naves</text:span></text:p>
      <text:p text:style-name="P63"><text:span text:style-name="T232"/></text:p>
      <text:p text:style-name="P64"><text:span text:style-name="T233">Las naves se diferencian por la cantidad de casilleros consecutivos que ocupan y su resistencia a los disparos.</text:span></text:p>
      <text:p text:style-name="P64"><text:span text:style-name="T234"/></text:p>
      <text:p text:style-name="P64"><text:span text:style-name="T235">La computadora puede colocar las naves en posición vertical u horizontal, y con alguna de las 8 de direcciones de movimiento posibles (lineales + diagonales).</text:span></text:p>
      <text:p text:style-name="P64"><text:span text:style-name="T235">La nave se considera destruida cuando se destruyen cada una de las partes (cada parte ocupa un casillero) de ellas.</text:span></text:p>
      <text:p text:style-name="P64"><text:span text:style-name="T236"/></text:p>
      <text:p text:style-name="P64"><text:span text:style-name="T237">La computadora colocará las siguientes naves en el tablero:</text:span></text:p>
      <text:p text:style-name="P64"><text:span text:style-name="T237">- 2 lanchas (naves de 2 casillas)</text:span></text:p>
      <text:p text:style-name="P64"><text:span text:style-name="T237">- 2 destructores (naves de 3 casillas, a las cuales solamente las dañan los disparos directos, las minas submarinas no les producen ningun daño)</text:span></text:p>
      <text:p text:style-name="P64"><text:span text:style-name="T237">- 1 buque (nave de 4 casillas, en la cual un impacto en cualquier parte de la nave la destruye por completo)</text:span></text:p>
      <text:p text:style-name="P64"><text:span text:style-name="T237">- 1 portaaviones (nave de 5 casillas)</text:span></text:p>
      <text:p text:style-name="P65"><text:span text:style-name="T237">- 1 rompehielos (nave de 3 casillas, pero en la cual cada parte requiere 2 impactos para ser destruida)</text:span></text:p>
      <text:p text:style-name="P65"><text:span text:style-name="T238"/></text:p>
      <text:p text:style-name="P66"><text:span text:style-name="T239">Entregables</text:span></text:p>
      <text:list text:style-name="L67">
        <text:list-item>
          <text:p text:style-name="P67"><text:span text:style-name="T240">Código fuente de la aplicación completa, incluyendo también: código de la pruebas, archivos de recursos</text:span></text:p>
        </text:list-item>
        <text:list-item>
          <text:p text:style-name="P67"><text:span text:style-name="T240">Script para compilación y ejecución (ant o nant)</text:span></text:p>
        </text:list-item>
        <text:list-item>
          <text:p text:style-name="P67"><text:span text:style-name="T240">Informe, acorde a lo especificado en este documento</text:span></text:p>
        </text:list-item>
      </text:list>
      <text:p text:style-name="P68"><text:span text:style-name="T241"/></text:p>
      <text:p text:style-name="P69"><text:span text:style-name="T242">Forma de entrega</text:span></text:p>
      <text:p text:style-name="P70"><text:span text:style-name="T243">A coordinar con el docente tutor.</text:span></text:p>
      <text:p text:style-name="P70"><text:span text:style-name="T244"/></text:p>
      <text:p text:style-name="P71"><text:span text:style-name="T245">Informe</text:span></text:p>
      <text:p text:style-name="P71"><text:span text:style-name="T246">Supuestos</text:span></text:p>
      <text:p text:style-name="P72"><text:span text:style-name="T247">La forma de avanzar de turno es insertando un disparo en el tablero.</text:span></text:p>
      <text:p text:style-name="P72"><text:span text:style-name="T247"/></text:p>
      <text:p text:style-name="P72"><text:span text:style-name="T248"/></text:p>
      <text:p text:style-name="P73"><text:span text:style-name="T249">Modelo de dominio</text:span></text:p>
      <text:p text:style-name="P74"><text:span text:style-name="T250">[Explicar cómo se encaró el TP]</text:span></text:p>
      <text:p text:style-name="P74"><text:span text:style-name="T251"/></text:p>
      <text:p text:style-name="P75"><text:span text:style-name="T252">Diagramas de clases</text:span></text:p>
      <text:p text:style-name="P76"><text:span text:style-name="T253">[Uno o varios diagramas de clases, mostrando la relación estática entre las clases, pueden agregar todo el texto necesario para aclarar y explicar su diseño, recuerden que la idea de todo el documento es que quede documentado y entendible como está hecho el TP]</text:span></text:p>
      <text:p text:style-name="P77"><text:span text:style-name="T254">Detalles de implementación</text:span></text:p>
      <text:p text:style-name="P78"><text:span text:style-name="T255">[hay ciertas clases que puede resultar interesante como están implementadas internamente, en esta sección cuenten sobre esas clases, por ejemplo: como está implementado internamente el tablero]</text:span></text:p>
      <text:p text:style-name="P79"><text:span text:style-name="T256">Excepciones</text:span></text:p>
      <text:p text:style-name="P80"><text:span text:style-name="T257">Para la realización de este trábajo práctico creamos las siguientes excepciones:</text:span></text:p>
      <text:list text:style-name="L81">
        <text:list-item>
          <text:p text:style-name="P81"><text:span text:style-name="T257">ArmamentoFueraDelTableroException: En la clase Tablero cuando se quiere impactar un armamento en él existe la posibilidad de que éste se quiera ubicar fuera del rango posible del tablero, debido a eso se creo esta excepción para capturar estos posibles casos del juego.</text:span></text:p>
        </text:list-item>
        <text:list-item>
          <text:p text:style-name="P81"><text:span text:style-name="T257">ImposibleCrearNaveException: Cuando se llama al constructor de la clase Nave éste utiliza un método que busca las posiciones donde se va a crear dicha nave, a partir de ésto puede ocurrir que la posicion devuelta no se encuentre en el rango del tablero, entonces en esos casos se llamará a ésta excepción que no permitirá crear la nave.</text:span></text:p>
        </text:list-item>
        <text:list-item>
          <text:p text:style-name="P81"><text:span text:style-name="T257">JugadorPuntajeInsuficienteException: Existen 2 maneras posibles de descontarle puntos a un Jugador, ya sea por el paso de turno y además por el disparar armamentos al Tablero. A raíz de esto, puede ocurrir que en un momento el jugador se quede sin puntos para realizar alguna de estas acciones, entonces para estos casos se creó esta excepción.</text:span></text:p>
        </text:list-item>
        <text:list-item>
          <text:p text:style-name="P81"><text:span text:style-name="T257">JuegoJugadorSinPuntajeParaDisparoException: Como se explico en la excepción anterior puede ocurrir que el Jugador se quede sin puntos para realizar algun disparo, para estos casos, siempre que se quiera disparar algun armamento el Juego llama a un método para verificar la posibilidad de poder disparar. Si el método detecta que el Jugador no tiene mas puntos, se llamará a esta excepción para capturar este problema.</text:span></text:p>
        </text:list-item>
        <text:list-item>
          <text:p text:style-name="P81"><text:span text:style-name="T257">JuegoTerminadoException: El método de validación nombrado anteriormente además de verificar si el jugador tiene puntos para disparar verifica el estado del Juego, o sea si el Juego está o no terminado. El Juego puede estar terminado solo si pasan dos cosas, la primera es como ya se dijo que el Jugador no tenga mas puntos y haya perdido o que éste haya destruido todas las naves del Tablero y de esa manera haya ganado. Para cualquiera de estos casos se creo esta excepcion para avisar que el Juego ya terminó.</text:span></text:p>
        </text:list-item>
      </text:list>
      <text:p text:style-name="P82"><text:span text:style-name="T258">Diagramas de secuencia</text:span></text:p>
      <text:p text:style-name="P83"><text:span text:style-name="T259">[Mostrar las secuencias interesantes que hayan implementado. Pueden agregar texto para explicar si algo no queda claro]</text:span></text:p>
      <text:p text:style-name="P83"><text:span text:style-name="T260"/></text:p>
      <text:p text:style-name="P84"><text:span text:style-name="T261">Código fuente</text:span></text:p>
      <text:p text:style-name="P85"><text:span text:style-name="T262">[Código fuente impreso de las clases del dominio (no pruebas).]</text:span></text:p>
      <text:p text:style-name="P86"><text:span text:style-name="T263"/></text:p>
      <text:p text:style-name="P87"><text:span text:style-name="T264">Checklist de corrección</text:span></text:p>
      <text:p text:style-name="P88"><text:span text:style-name="T265">Esta sección es para uso exclusivo de la cátedra, por favor no modificar.</text:span></text:p>
      <text:p text:style-name="P88"><text:span text:style-name="T266"/></text:p>
      <text:p text:style-name="P88"><text:span text:style-name="T267">Carpeta</text:span></text:p>
      <text:p text:style-name="P88"><text:span text:style-name="T268">Generalidades</text:span></text:p>
      <text:list text:style-name="L89">
        <text:list-item>
          <text:p text:style-name="P89"><text:span text:style-name="T269">¿Son correctos los supuestos y extensiones?</text:span></text:p>
        </text:list-item>
        <text:list-item>
          <text:p text:style-name="P89"><text:span text:style-name="T269">¿Es prolija la presentación? (hojas del mismo tamaño, numeradas y con tipografía uniforme)</text:span></text:p>
        </text:list-item>
      </text:list>
      <text:p text:style-name="P90"><text:span text:style-name="T270">Modelo</text:span></text:p>
      <text:list text:style-name="L91">
        <text:list-item>
          <text:p text:style-name="P91"><text:span text:style-name="T271">¿Está completo?¿Contempla la totalidad del problema?</text:span></text:p>
        </text:list-item>
        <text:list-item>
          <text:p text:style-name="P91"><text:span text:style-name="T271">¿Respeta encapsulamiento?</text:span></text:p>
        </text:list-item>
        <text:list-item>
          <text:p text:style-name="P91"><text:span text:style-name="T271">¿Hace un buen uso de excepciones?</text:span></text:p>
        </text:list-item>
        <text:list-item>
          <text:p text:style-name="P91"><text:span text:style-name="T271">¿Utiliza polimorfismo en las situaciones esperadas?</text:span></text:p>
        </text:list-item>
      </text:list>
      <text:p text:style-name="P92"><text:span text:style-name="T272"/></text:p>
      <text:p text:style-name="P93"><text:span text:style-name="T273">Diagramas</text:span></text:p>
      <text:p text:style-name="P93"><text:span text:style-name="T274">Diagrama de clases</text:span></text:p>
      <text:list text:style-name="L94">
        <text:list-item>
          <text:p text:style-name="P94"><text:span text:style-name="T275">¿Está completo?</text:span></text:p>
        </text:list-item>
        <text:list-item>
          <text:p text:style-name="P94"><text:span text:style-name="T275">¿Está bien utilizada la notación?</text:span></text:p>
        </text:list-item>
      </text:list>
      <text:p text:style-name="P95"><text:span text:style-name="T276">Diagramas de secuencia</text:span></text:p>
      <text:list text:style-name="L96">
        <text:list-item>
          <text:p text:style-name="P96"><text:span text:style-name="T277">¿Está completo?</text:span></text:p>
        </text:list-item>
        <text:list-item>
          <text:p text:style-name="P96"><text:span text:style-name="T277">¿Es consistente con el diagrama de clases?</text:span></text:p>
        </text:list-item>
        <text:list-item>
          <text:p text:style-name="P96"><text:span text:style-name="T277">¿Está bien utilizada la notación?</text:span></text:p>
        </text:list-item>
      </text:list>
      <text:p text:style-name="P97"><text:span text:style-name="T278">Diagrama de estados</text:span></text:p>
      <text:list text:style-name="L98">
        <text:list-item>
          <text:p text:style-name="P98"><text:span text:style-name="T279">¿Está completo?</text:span></text:p>
        </text:list-item>
        <text:list-item>
          <text:p text:style-name="P98"><text:span text:style-name="T279">¿Está bien utilizada la notación?</text:span></text:p>
        </text:list-item>
      </text:list>
      <text:p text:style-name="P99"><text:span text:style-name="T280"/></text:p>
      <text:p text:style-name="P100"><text:span text:style-name="T281">Código</text:span></text:p>
      <text:p text:style-name="P101"><text:span text:style-name="T282">Generalidades</text:span></text:p>
      <text:list text:style-name="L102">
        <text:list-item>
          <text:p text:style-name="P102"><text:span text:style-name="T283">¿Respeta estándares de codificación?</text:span></text:p>
        </text:list-item>
        <text:list-item>
          <text:p text:style-name="P102"><text:span text:style-name="T283">¿Está correctamente documentado?</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